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7030A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Hyperlink" style:data-style-name="N36">
      <style:table-cell-properties style:vertical-align="automatic" fo:wrap-option="wrap" fo:background-color="transparent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ext-properties fo:color="#212121" fo:font-size="12pt" style:font-size-asian="12pt" style:font-size-complex="12pt"/>
    </style:style>
    <style:style style:name="ce9" style:family="table-cell" style:parent-style-name="Default" style:data-style-name="N0">
      <style:text-properties fo:color="#424242" fo:font-size="12pt" style:font-size-asian="12pt" style:font-size-complex="12pt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9.31333333333333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49.9pt" style:use-optimal-row-height="false" fo:break-before="auto"/>
    </style:style>
    <style:style style:name="ro5" style:family="table-row">
      <style:table-row-properties style:row-height="42.4pt" style:use-optimal-row-height="false" fo:break-before="auto"/>
    </style:style>
    <style:style style:name="ro6" style:family="table-row">
      <style:table-row-properties style:row-height="63pt" style:use-optimal-row-height="true" fo:break-before="auto"/>
    </style:style>
    <style:style style:name="ro7" style:family="table-row">
      <style:table-row-properties style:row-height="47.25pt" style:use-optimal-row-height="true" fo:break-before="auto"/>
    </style:style>
    <style:style style:name="ro8" style:family="table-row">
      <style:table-row-properties style:row-height="78.75pt" style:use-optimal-row-height="true" fo:break-before="auto"/>
    </style:style>
    <style:style style:name="ro9" style:family="table-row">
      <style:table-row-properties style:row-height="57.75pt" style:use-optimal-row-height="true" fo:break-before="auto"/>
    </style:style>
    <style:style style:name="ro10" style:family="table-row">
      <style:table-row-properties style:row-height="72pt" style:use-optimal-row-height="true" fo:break-before="auto"/>
    </style:style>
    <style:style style:name="ro11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eui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Issue analyzed</text:p>
          </table:table-cell>
          <table:table-cell office:value-type="string" table:style-name="ce2">
            <text:p>Pass/Fail</text:p>
          </table:table-cell>
          <table:table-cell office:value-type="string" table:style-name="ce2">
            <text:p>Explanation</text:p>
          </table:table-cell>
          <table:table-cell office:value-type="string" table:style-name="ce2">
            <text:p>Action recommended</text:p>
          </table:table-cell>
          <table:table-cell office:value-type="string" table:style-name="ce2">
            <text:p>Reference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/>
            <text:p/>
            <text:p>1. Image formats need</text:p>
            <text:p><text:s/>some adjustment.</text:p>
            <text:p/>
            <text:p/>
          </table:table-cell>
          <table:table-cell office:value-type="string" table:style-name="ce5">
            <text:p/>
            <text:p><text:s/>Pass</text:p>
            <text:p/>
            <text:p>Fail</text:p>
            <text:p/>
          </table:table-cell>
          <table:table-cell office:value-type="string" table:style-name="ce5">
            <text:p/>
            <text:p>The current image format affect the speed of<text:s text:c="2"/></text:p>
            <text:p>the downloads, data consumption and performance.</text:p>
            <text:p/>
          </table:table-cell>
          <table:table-cell office:value-type="string" table:style-name="ce5">
            <text:p>Image format is needed to be optimized with</text:p>
            <text:p>the use of image optimizer.</text:p>
            <text:p/>
          </table:table-cell>
          <table:table-cell office:value-type="string" table:style-name="ce6">
            <text:p><text:a xlink:href="https://web.dev/uses-optimized-images/?utm_source=lighthouse&amp;utm_medium=lr">https://web.dev/uses-optimized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3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2.Unused java script</text:p>
            <text:p>were implemented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Remove unused java script to reduce bytes</text:p>
            <text:p>Consumed by network activity.</text:p>
          </table:table-cell>
          <table:table-cell office:value-type="string" table:style-name="ce5">
            <text:p>Remove all unused java script and minify them</text:p>
            <text:p>For better performance.</text:p>
            <text:p/>
          </table:table-cell>
          <table:table-cell office:value-type="string" table:style-name="ce5">
            <text:p>web.dev/remove-</text:p>
            <text:p>Unusedcode/utm_Source=lighthouse&amp;utm medium=lr</text:p>
            <text:p/>
          </table:table-cell>
          <table:table-cell table:number-columns-repeated="1018" table:style-name="ce4"/>
          <table:table-cell table:number-columns-repeated="15360"/>
        </table:table-row>
        <table:table-row table:style-name="ro4">
          <table:table-cell office:value-type="string" table:style-name="ce4">
            <text:p>PERFORMANCE</text:p>
            <text:p/>
            <text:p/>
          </table:table-cell>
          <table:table-cell office:value-type="string" table:style-name="ce7">
            <text:p>3.Unused css affected the</text:p>
            <text:p>performance of the sit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When the unused css is removed , it helps to</text:p>
            <text:p>reduce unnecessary bytes consumed by network</text:p>
            <text:p>Activity.</text:p>
          </table:table-cell>
          <table:table-cell office:value-type="string" table:style-name="ce5">
            <text:p>Remove dead rules from stylesheets and</text:p>
            <text:p>Minify the css to reduce the irrelevant</text:p>
            <text:p>Bytes consumed by network activity.</text:p>
          </table:table-cell>
          <table:table-cell office:value-type="string" table:style-name="ce6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5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4.Properly size images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Serve images that are appropriately-sized to save cellular data and improve load time.</text:p>
          </table:table-cell>
          <table:table-cell office:value-type="string" table:style-name="ce5">
            <text:p>The page should never serve images that are larger than the version that's rended on the user's screen.<text:s/></text:p>
            <text:p/>
          </table:table-cell>
          <table:table-cell office:value-type="string" table:style-name="ce6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5.Background and foreground colors do not have a sufficient contrast ratio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Low-contrast text is impossible for many users to read</text:p>
          </table:table-cell>
          <table:table-cell office:value-type="string" table:style-name="ce5">
            <text:p>The colour picker needed to be implemented toadjust the colour until the contrast is high enough.</text:p>
            <text:p/>
          </table:table-cell>
          <table:table-cell office:value-type="string" table:style-name="ce6">
            <text:p><text:a xlink:href="https://web.dev/color-contrast/?utm_source=lighthouse&amp;utm_medium=lr">https://web.dev/color-contrast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7">
          <table:table-cell office:value-type="string" table:style-name="ce4">
            <text:p>ACCESSIBILITY</text:p>
          </table:table-cell>
          <table:table-cell office:value-type="string" table:style-name="ce5">
            <text:p>6.Links do not have a discernible name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link text is discernible,unique and focusable to</text:p>
            <text:p>improve the navigation for users of screen reader</text:p>
            <text:p>and other assistive technologies.</text:p>
          </table:table-cell>
          <table:table-cell office:value-type="string" table:style-name="ce5">
            <text:p>Get the accessible name from the their text content and avoid words like Here or Read more.</text:p>
          </table:table-cell>
          <table:table-cell office:value-type="string" table:style-name="ce6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8">
          <table:table-cell office:value-type="string" table:style-name="ce4">
            <text:p>ACCESSIBILITY</text:p>
          </table:table-cell>
          <table:table-cell office:value-type="string" table:style-name="ce5">
            <text:p>7.Form elements do not have associated labels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Labels ensure that form controls are announced properly by assistive technologies, like screen readers.</text:p>
          </table:table-cell>
          <table:table-cell office:value-type="string" table:style-name="ce5">
            <text:p>There are two ways to associate a label with a form element. Either place the input element inside a label element or use the label's for attribute and refer to the element's ID which implemented "For" attribute.</text:p>
          </table:table-cell>
          <table:table-cell office:value-type="string" table:style-name="ce6">
            <text:p><text:a xlink:href="https://web.dev/error-in-console/?utm%20source=lighthouse&amp;utm%20medium=lr">https;//web.dev/label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9">
          <table:table-cell office:value-type="string" table:style-name="ce4">
            <text:p>BEST PRACTICE</text:p>
          </table:table-cell>
          <table:table-cell office:value-type="string" table:style-name="ce5">
            <text:p>8.Browser errors were logged to the consol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Error logged to the console indicate unresolved problems. They can come from network request failures and other browser concerns.</text:p>
          </table:table-cell>
          <table:table-cell office:value-type="string" table:style-name="ce5">
            <text:p>Fix each browser error that Lighthouse reports to ensure that your page runs as expected for all your users.</text:p>
          </table:table-cell>
          <table:table-cell office:value-type="string" table:style-name="ce6">
            <text:p><text:a xlink:href="https://web.dev/error-in-console/?utm%20source=lighthouse&amp;utm%20medium=lr">https://web.dev/error-in-console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10">
          <table:table-cell office:value-type="string" table:style-name="ce4">
            <text:p>BEST PRACTICE</text:p>
          </table:table-cell>
          <table:table-cell office:value-type="string" table:style-name="ce5">
            <text:p>9.Java Script libraries with security vulnerabilities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Some third-party java script may contain know security vulnerabilities that are easily identified and exploited by attackers.</text:p>
          </table:table-cell>
          <table:table-cell office:value-type="string" table:style-name="ce5">
            <text:p>Point best practice audit links to web.dev and localize audits in best-practices.</text:p>
          </table:table-cell>
          <table:table-cell office:value-type="string" table:style-name="ce6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style-name="ce4">
            <text:p>SEO</text:p>
          </table:table-cell>
          <table:table-cell table:style-name="ce5"/>
          <table:table-cell table:style-name="ce4"/>
          <table:table-cell table:number-columns-repeated="2" table:style-name="ce5"/>
          <table:table-cell table:number-columns-repeated="2" table:style-name="ce6"/>
          <table:table-cell table:number-columns-repeated="16377"/>
        </table:table-row>
        <table:table-row table:number-rows-repeated="2" table:style-name="ro1">
          <table:table-cell table:number-columns-repeated="1024" table:style-name="ce4"/>
          <table:table-cell table:number-columns-repeated="15360"/>
        </table:table-row>
        <table:table-row table:number-rows-repeated="2" table:style-name="ro1">
          <table:table-cell table:style-name="ce4"/>
          <table:table-cell table:style-name="ce8"/>
          <table:table-cell table:number-columns-repeated="1022" table:style-name="ce4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9"/>
          <table:table-cell table:number-columns-repeated="1020" table:style-name="ce4"/>
          <table:table-cell table:number-columns-repeated="15360"/>
        </table:table-row>
        <table:table-row table:number-rows-repeated="1048560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</meta:initial-creator>
    <dc:creator>HP</dc:creator>
    <meta:creation-date>2020-09-12T18:20:18Z</meta:creation-date>
    <dc:date>2020-09-15T20:59:19Z</dc:date>
    <meta:editing-cycles>3</meta:editing-cycles>
    <meta:editing-duration>PT43457S</meta:editing-duration>
  </office:meta>
</office:document-meta>
</file>